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F" svg:font-family="" style:font-family-generic="roman"/>
    <style:font-face style:name="Liberation Mono" svg:font-family="'Liberation Mono', 'Courier New'" style:font-family-generic="modern" style:font-pitch="fixed"/>
    <style:font-face style:name="MS Gothic" svg:font-family="'MS Gothic'"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47.4pt"/>
    </style:style>
    <style:style style:name="co16" style:family="table-column">
      <style:table-column-properties fo:break-before="auto" style:column-width="519.51pt"/>
    </style:style>
    <style:style style:name="co17" style:family="table-column">
      <style:table-column-properties fo:break-before="auto" style:column-width="189.35pt"/>
    </style:style>
    <style:style style:name="co18" style:family="table-column">
      <style:table-column-properties fo:break-before="auto" style:column-width="165.2pt"/>
    </style:style>
    <style:style style:name="co19" style:family="table-column">
      <style:table-column-properties fo:break-before="auto" style:column-width="147.66pt"/>
    </style:style>
    <style:style style:name="co20" style:family="table-column">
      <style:table-column-properties fo:break-before="auto" style:column-width="468.54pt"/>
    </style:style>
    <style:style style:name="co21" style:family="table-column">
      <style:table-column-properties fo:break-before="auto" style:column-width="472.6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85.04pt" fo:break-before="auto" style:use-optimal-row-height="true"/>
    </style:style>
    <style:style style:name="ro8" style:family="table-row">
      <style:table-row-properties style:row-height="61.14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97pt" fo:break-before="auto" style:use-optimal-row-height="true"/>
    </style:style>
    <style:style style:name="ro12" style:family="table-row">
      <style:table-row-properties style:row-height="108.96pt" fo:break-before="auto" style:use-optimal-row-height="true"/>
    </style:style>
    <style:style style:name="ro13" style:family="table-row">
      <style:table-row-properties style:row-height="69.39pt" fo:break-before="auto" style:use-optimal-row-height="true"/>
    </style:style>
    <style:style style:name="ro14" style:family="table-row">
      <style:table-row-properties style:row-height="49.24pt" fo:break-before="auto" style:use-optimal-row-height="true"/>
    </style:style>
    <style:style style:name="ro15" style:family="table-row">
      <style:table-row-properties style:row-height="14.14pt" fo:break-before="auto" style:use-optimal-row-height="true"/>
    </style:style>
    <style:style style:name="ro16" style:family="table-row">
      <style:table-row-properties style:row-height="26.84pt" fo:break-before="auto" style:use-optimal-row-height="true"/>
    </style:style>
    <style:style style:name="ro17" style:family="table-row">
      <style:table-row-properties style:row-height="18.65pt" fo:break-before="auto" style:use-optimal-row-height="false"/>
    </style:style>
    <style:style style:name="ro18" style:family="table-row">
      <style:table-row-properties style:row-height="17.15pt" fo:break-before="auto" style:use-optimal-row-height="true"/>
    </style:style>
    <style:style style:name="ro19" style:family="table-row">
      <style:table-row-properties style:row-height="102.95pt" fo:break-before="auto" style:use-optimal-row-height="true"/>
    </style:style>
    <style:style style:name="ro20" style:family="table-row">
      <style:table-row-properties style:row-height="220.11pt" fo:break-before="auto" style:use-optimal-row-height="true"/>
    </style:style>
    <style:style style:name="ro21" style:family="table-row">
      <style:table-row-properties style:row-height="32.8pt" fo:break-before="auto" style:use-optimal-row-height="true"/>
    </style:style>
    <style:style style:name="ro22" style:family="table-row">
      <style:table-row-properties style:row-height="37.3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25" style:family="table-cell" style:parent-style-name="Default">
      <style:table-cell-properties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21" style:family="table-cell" style:parent-style-name="Default">
      <style:table-cell-properties style:text-align-source="fix" style:repeat-content="false" style:vertical-align="middle"/>
      <style:paragraph-properties fo:text-align="start" fo:margin-left="0pt"/>
    </style:style>
    <style:style style:name="ce135" style:family="table-cell" style:parent-style-name="Default">
      <style:table-cell-properties style:vertical-align="middle"/>
      <style:text-properties fo:color="#2b91af"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36" style:family="table-cell" style:parent-style-name="Default">
      <style:table-cell-properties style:vertical-align="middle"/>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37" style:family="table-cell" style:parent-style-name="Default">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table-cell-properties style:vertical-align="middle"/>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39" style:family="table-cell" style:parent-style-name="Default">
      <style:table-cell-properties style:vertical-align="middle"/>
      <style:text-properties fo:font-size="12pt" style:font-size-asian="12pt" style:font-size-complex="12pt"/>
    </style:style>
    <style:style style:name="ce140" style:family="table-cell" style:parent-style-name="Default">
      <style:table-cell-properties fo:wrap-option="wrap" style:vertical-align="top"/>
    </style:style>
    <style:style style:name="ce141" style:family="table-cell" style:parent-style-name="Default">
      <style:table-cell-properties fo:wrap-option="wrap" style:vertical-align="top"/>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fo:wrap-option="wrap" style:vertical-align="to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3" style:family="table-cell" style:parent-style-name="Default">
      <style:table-cell-properties style:vertical-align="top"/>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style:vertical-align="top"/>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45" style:family="table-cell" style:parent-style-name="Default">
      <style:table-cell-properties fo:wrap-option="wrap" style:vertical-align="top"/>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46" style:family="table-cell" style:parent-style-name="Default">
      <style:table-cell-properties fo:wrap-option="wrap" style:vertical-align="top"/>
      <style:text-properties fo:font-size="12pt" style:font-size-asian="12pt" style:font-size-complex="12pt"/>
    </style:style>
    <style:style style:name="ce147" style:family="table-cell" style:parent-style-name="Default">
      <style:table-cell-properties fo:wrap-option="wrap"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8" style:family="table-cell" style:parent-style-name="Default">
      <style:table-cell-properties style:vertical-align="middl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wrap-option="wrap"/>
      <style:text-properties fo:font-size="12pt" style:font-size-asian="12pt" style:font-size-complex="12pt"/>
    </style:style>
    <style:style style:name="ce151" style:family="table-cell" style:parent-style-name="Default">
      <style:table-cell-properties fo:wrap-option="wra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52" style:family="table-cell" style:parent-style-name="Default">
      <style:table-cell-properties fo:wrap-option="wrap"/>
      <style:text-properties fo:color="#80808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53" style:family="table-cell" style:parent-style-name="Default">
      <style:table-cell-properties fo:wrap-option="wrap"/>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54" style:family="table-cell" style:parent-style-name="Default">
      <style:text-properties fo:font-size="12pt" style:font-size-asian="12pt" style:font-size-complex="12pt"/>
    </style:style>
    <style:style style:name="gr1" style:family="graphic">
      <style:graphic-properties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style:style style:name="T10" style:family="text">
      <style:text-properties fo:color="#000000" style:font-name="Consolas" fo:font-size="9.5pt" style:font-name-asian="Consolas" style:font-name-complex="Consolas" style:font-size-asian="9.5pt" style:font-size-complex="9.5pt"/>
    </style:style>
    <style:style style:name="T11" style:family="text">
      <style:text-properties style:font-name="Consolas" fo:font-size="9.5pt" style:font-name-asian="Consolas" style:font-name-complex="Consolas" style:font-size-asian="9.5pt" style:font-size-complex="9.5pt" fo:color="#008000"/>
    </style:style>
    <style:style style:name="T12" style:family="text">
      <style:text-properties fo:color="#2b91af" style:font-name="Consolas" fo:font-size="9.5pt" style:font-name-asian="Consolas" style:font-name-complex="Consolas" style:font-size-asian="9.5pt" style:font-size-complex="9.5pt"/>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426.81pt" svg:height="357.05pt" svg:x="515.59pt" svg:y="1098.09pt" draw:caption-point-x="490.2pt" draw:caption-point-y="-208.91pt">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425.59pt" svg:height="214.61pt" svg:x="287.38pt" svg:y="776.72pt" draw:caption-point-x="718.41pt" draw:caption-point-y="176.46pt">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6" svg:width="353.54pt" svg:height="106.47pt" svg:x="536.57pt" svg:y="1023pt" draw:caption-point-x="469.22pt" draw:caption-point-y="147.77pt">
              <dc:date>2019-01-24T00:00:00</dc:date>
              <text:p text:style-name="P5"><text:span text:style-name="T3">// This class runs startup tasks. The tasks are either run immediately inline,</text:span></text:p>
              <text:p text:style-name="P5"><text:span text:style-name="T3">// or are queued one at a time on the UI thread's message loop. If the events</text:span></text:p>
              <text:p text:style-name="P5"><text:span text:style-name="T3">// are queued, UI events that are received during startup will be acted upon</text:span></text:p>
              <text:p text:style-name="P5"><text:span text:style-name="T3">// between startup tasks. The motivation for this is that, on targets where the</text:span></text:p>
              <text:p text:style-name="P5"><text:span text:style-name="T3">// UI is already started, it allows us to keep the UI responsive during startup.</text:span></text:p>
              <text:p text:style-name="P5"><text:span text:style-name="T3">//</text:span></text:p>
              <text:p text:style-name="P5"><text:span text:style-name="T3">// Note that this differs from a SingleThreadedTaskRunner in that there may be</text:span></text:p>
              <text:p text:style-name="P5"><text:span text:style-name="T3">// no opportunity to handle UI events between the tasks of a</text:span></text:p>
              <text:p text:style-name="P5"><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6" svg:width="446.83pt" svg:height="173.65pt" svg:x="366.89pt" svg:y="915.7pt" draw:caption-point-x="638.9pt" draw:caption-point-y="280.66pt">
              <dc:date>2019-01-24T00:00:00</dc:date>
              <text:p text:style-name="P5"><text:span text:style-name="T3">// NetLog is the destination for log messages generated by the network stack.</text:span></text:p>
              <text:p text:style-name="P5"><text:span text:style-name="T3">// Each log message has a "source" field which identifies the specific entity</text:span></text:p>
              <text:p text:style-name="P5"><text:span text:style-name="T3">// that generated the message (for example, which URLRequest or which</text:span></text:p>
              <text:p text:style-name="P5"><text:span text:style-name="T3">// SpdySession).</text:span></text:p>
              <text:p text:style-name="P5"><text:span text:style-name="T3">//</text:span></text:p>
              <text:p text:style-name="P5"><text:span text:style-name="T3">// To avoid needing to pass in the "source ID" to the logging functions, NetLog</text:span></text:p>
              <text:p text:style-name="P5"><text:span text:style-name="T3">// is usually accessed through a NetLogWithSource, which will always pass in a</text:span></text:p>
              <text:p text:style-name="P5"><text:span text:style-name="T3">// specific source ID.</text:span></text:p>
              <text:p text:style-name="P5"><text:span text:style-name="T3">//</text:span></text:p>
              <text:p text:style-name="P5"><text:span text:style-name="T3">// All methods are thread safe, with the exception that no NetLog or</text:span></text:p>
              <text:p text:style-name="P5"><text:span text:style-name="T3">// NetLog::ThreadSafeObserver functions may be called by an observer's</text:span></text:p>
              <text:p text:style-name="P5"><text:span text:style-name="T3">// OnAddEntry() method. <text:s/>Doing so will result in a deadlock.</text:span></text:p>
              <text:p text:style-name="P5"><text:span text:style-name="T3">//</text:span></text:p>
              <text:p text:style-name="P5"><text:span text:style-name="T3">// For a broader introduction see the design document:</text:span></text:p>
              <text:p text:style-name="P5"><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6" svg:width="377.57pt" svg:height="50.49pt" svg:x="566.05pt" svg:y="1291.52pt" draw:caption-point-x="439.74pt" draw:caption-point-y="-56.75pt">
              <dc:date>2019-02-04T00:00:00</dc:date>
              <text:p text:style-name="P5"><text:span text:style-name="T3">// This must be created on the main thread but it's only called on the IO/file</text:span></text:p>
              <text:p text:style-name="P5"><text:span text:style-name="T3">// thread. This is an asynchronous wrapper around the PluginList interface for</text:span></text:p>
              <text:p text:style-name="P5"><text:span text:style-name="T3">// querying plugin information. This must be used instead of that to avoid</text:span></text:p>
              <text:p text:style-name="P5"><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6" svg:width="409.75pt" svg:height="274.42pt" svg:x="695.51pt" svg:y="1430.45pt" draw:caption-point-x="310.28pt" draw:caption-point-y="-170.08pt">
              <dc:date>2019-02-04T00:00:00</dc:date>
              <text:p text:style-name="P5"><text:span text:style-name="T3">///////////////////////////////////////////////////////////////////////////////</text:span></text:p>
              <text:p text:style-name="P5"><text:span text:style-name="T3">// BrowserThread</text:span></text:p>
              <text:p text:style-name="P5"><text:span text:style-name="T3">//</text:span></text:p>
              <text:p text:style-name="P5"><text:span text:style-name="T3">// Utility functions for threads that are known by a browser-wide name. <text:s/>For</text:span></text:p>
              <text:p text:style-name="P5"><text:span text:style-name="T3">// example, there is one IO thread for the entire browser process, and various</text:span></text:p>
              <text:p text:style-name="P5"><text:span text:style-name="T3">// pieces of code find it useful to retrieve a pointer to the IO thread's</text:span></text:p>
              <text:p text:style-name="P5"><text:span text:style-name="T3">// message loop.</text:span></text:p>
              <text:p text:style-name="P5"><text:span text:style-name="T3">//</text:span></text:p>
              <text:p text:style-name="P5"><text:span text:style-name="T3">// See browser_task_traits.h for posting Tasks to a BrowserThread.</text:span></text:p>
              <text:p text:style-name="P5"><text:span text:style-name="T3">//</text:span></text:p>
              <text:p text:style-name="P5"><text:span text:style-name="T3">// This class automatically handles the lifetime of different threads. You</text:span></text:p>
              <text:p text:style-name="P5"><text:span text:style-name="T3">// should never need to cache pointers to MessageLoops, since they're not thread</text:span></text:p>
              <text:p text:style-name="P5"><text:span text:style-name="T3">// safe.</text:span></text:p>
              <text:p text:style-name="P5"><text:span text:style-name="T3"/></text:p>
              <text:p text:style-name="P5"><text:span text:style-name="T3"/></text:p>
              <text:p text:style-name="P5"><text:span text:style-name="T3"/></text:p>
              <text:p text:style-name="P5"><text:span text:style-name="T3">// BrowserThreadImpl is a scoped object which maps a SingleThreadTaskRunner to a</text:span></text:p>
              <text:p text:style-name="P5"><text:span text:style-name="T3">// BrowserThread::ID. On ~BrowserThreadImpl() that ID enters a SHUTDOWN state</text:span></text:p>
              <text:p text:style-name="P5"><text:span text:style-name="T3">// (in which BrowserThread::IsThreadInitialized() returns false) but the mapping</text:span></text:p>
              <text:p text:style-name="P5"><text:span text:style-name="T3">// isn't undone to avoid shutdown races (the task runner is free to stop</text:span></text:p>
              <text:p text:style-name="P5"><text:span text:style-name="T3">// accepting tasks by then however).</text:span></text:p>
              <text:p text:style-name="P5"><text:span text:style-name="T3">//</text:span></text:p>
              <text:p text:style-name="P5"><text:span text:style-name="T3">// Very few users should use this directly. To mock BrowserThreads, tests should</text:span></text:p>
              <text:p text:style-name="P5"><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6" svg:width="391.24pt" svg:height="39.29pt" svg:x="714.02pt" svg:y="1243.16pt" draw:caption-point-x="291.77pt" draw:caption-point-y="42.8pt">
              <dc:date>2019-02-04T00:00:00</dc:date>
              <text:p text:style-name="P5"><text:span text:style-name="T3">// A simple class that initialized Mojo IPC support on construction and shuts</text:span></text:p>
              <text:p text:style-name="P5"><text:span text:style-name="T3">// down IPC support on destruction, optionally blocking the destructor on clean</text:span></text:p>
              <text:p text:style-name="P5"><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6" svg:width="421.8pt" svg:height="28.09pt" svg:x="683.46pt" svg:y="1263.77pt" draw:caption-point-x="322.33pt" draw:caption-point-y="47.79pt">
              <dc:date>2019-02-04T00:00:00</dc:date>
              <text:p text:style-name="P5"><text:span text:style-name="T3">// ServiceManagerContext manages the browser's connection to the ServiceManager,</text:span></text:p>
              <text:p text:style-name="P5"><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6" svg:width="348.63pt" svg:height="16.89pt" svg:x="756.62pt" svg:y="1291.63pt" draw:caption-point-x="249.17pt" draw:caption-point-y="58.34pt">
              <dc:date>2019-02-04T00:00:00</dc:date>
              <text:p text:style-name="P5"><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6" svg:width="365.53pt" svg:height="117.67pt" svg:x="412.47pt" svg:y="1343.74pt" draw:caption-point-x="593.32pt" draw:caption-point-y="31.83pt">
              <dc:date>2019-02-04T00:00:00</dc:date>
              <text:p text:style-name="P5"><text:span text:style-name="T3">// Encapsulates a connection to a //services/service_manager.</text:span></text:p>
              <text:p text:style-name="P5"><text:span text:style-name="T3">// Access a global instance on the thread the ServiceContext was bound by</text:span></text:p>
              <text:p text:style-name="P5"><text:span text:style-name="T3">// calling Holder::Get().</text:span></text:p>
              <text:p text:style-name="P5"><text:span text:style-name="T3">// Clients can add service_manager::Service implementations whose exposed</text:span></text:p>
              <text:p text:style-name="P5"><text:span text:style-name="T3">// interfaces</text:span></text:p>
              <text:p text:style-name="P5"><text:span text:style-name="T3">// will be exposed to inbound connections to this object's Service.</text:span></text:p>
              <text:p text:style-name="P5"><text:span text:style-name="T3">// Alternatively clients can define named services that will be constructed when</text:span></text:p>
              <text:p text:style-name="P5"><text:span text:style-name="T3">// requests for those service names are received.</text:span></text:p>
              <text:p text:style-name="P5"><text:span text:style-name="T3">// Clients must call any of the registration methods when receiving</text:span></text:p>
              <text:p text:style-name="P5"><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6" svg:width="346.22pt" svg:height="50.49pt" svg:x="759.03pt" svg:y="1521.04pt" draw:caption-point-x="246.76pt" draw:caption-point-y="-119.88pt">
              <dc:date>2019-02-04T00:00:00</dc:date>
              <text:p text:style-name="P5"><text:span text:style-name="T3">// TracingController is used on the browser processes to enable/disable</text:span></text:p>
              <text:p text:style-name="P5"><text:span text:style-name="T3">// tracing status and collect trace data. Only the browser UI thread is allowed</text:span></text:p>
              <text:p text:style-name="P5"><text:span text:style-name="T3">// to interact with the TracingController object. All callbacks are called on</text:span></text:p>
              <text:p text:style-name="P5"><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6" svg:width="342.96pt" svg:height="39.29pt" svg:x="762.29pt" svg:y="1511.01pt" draw:caption-point-x="243.5pt" draw:caption-point-y="-84.25pt">
              <dc:date>2019-02-04T00:00:00</dc:date>
              <text:p text:style-name="P5"><text:span text:style-name="T3">// Browser side wrapper of mojom::FrameSinkManager, to be used from the</text:span></text:p>
              <text:p text:style-name="P5"><text:span text:style-name="T3">// UI thread. Manages frame sinks and is intended to replace all usage of</text:span></text:p>
              <text:p text:style-name="P5"><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6" svg:width="367.09pt" svg:height="95.27pt" svg:x="738.17pt" svg:y="1785.6pt" draw:caption-point-x="267.62pt" draw:caption-point-y="-282.02pt">
              <dc:date>2019-02-04T00:00:00</dc:date>
              <text:p text:style-name="P5"><text:span text:style-name="T3">// Delegate from loader to the rest of content. Should be interacted with on the</text:span></text:p>
              <text:p text:style-name="P5"><text:span text:style-name="T3">// IO thread unless otherwise noted.</text:span></text:p>
              <text:p text:style-name="P5"><text:span text:style-name="T3">//</text:span></text:p>
              <text:p text:style-name="P5"><text:span text:style-name="T3">// This is used for breaking dependencies between content at-large and</text:span></text:p>
              <text:p text:style-name="P5"><text:span text:style-name="T3">// content/browser/loader which will eventually be moved to a separate</text:span></text:p>
              <text:p text:style-name="P5"><text:span text:style-name="T3">// networking service. All methods in this interface should be asynchronous,</text:span></text:p>
              <text:p text:style-name="P5"><text:span text:style-name="T3">// since eventually this will be a Mojo interface. See https://crbug.com/622050</text:span></text:p>
              <text:p text:style-name="P5"><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6" svg:width="367.09pt" svg:height="39.29pt" svg:x="738.17pt" svg:y="1480.22pt" draw:caption-point-x="267.62pt" draw:caption-point-y="48.95pt">
              <dc:date>2019-02-04T00:00:00</dc:date>
              <text:p text:style-name="P5"><text:span text:style-name="T3">// MediaStreamManager is used to generate and close new media devices, not to</text:span></text:p>
              <text:p text:style-name="P5"><text:span text:style-name="T3">// start the media flow. The classes requesting new media streams are answered</text:span></text:p>
              <text:p text:style-name="P5"><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6" svg:width="382.76pt" svg:height="364pt" svg:x="445.46pt" svg:y="1419.87pt" draw:caption-point-x="560.32pt" draw:caption-point-y="134.9pt">
              <dc:date>2019-02-04T00:00:00</dc:date>
              <text:p text:style-name="P5"><text:span text:style-name="T3">// The SpeechRecognitionManager (SRM) is a singleton class that handles SR</text:span></text:p>
              <text:p text:style-name="P5"><text:span text:style-name="T3">// functionalities within Chrome. Everyone that needs to perform SR should</text:span></text:p>
              <text:p text:style-name="P5"><text:span text:style-name="T3">// interface exclusively with the SRM, receiving events through the callback</text:span></text:p>
              <text:p text:style-name="P5"><text:span text:style-name="T3">// interface SpeechRecognitionEventListener.</text:span></text:p>
              <text:p text:style-name="P5"><text:span text:style-name="T3">// Since many different sources can use SR in different times (some overlapping</text:span></text:p>
              <text:p text:style-name="P5"><text:span text:style-name="T3">// is allowed while waiting for results), the SRM has the further responsibility</text:span></text:p>
              <text:p text:style-name="P5"><text:span text:style-name="T3">// of handling separately and reliably (taking into account also call sequences</text:span></text:p>
              <text:p text:style-name="P5"><text:span text:style-name="T3">// that might not make sense, e.g., two subsequent AbortSession calls).</text:span></text:p>
              <text:p text:style-name="P5"><text:span text:style-name="T3">// In this sense a session, within the SRM, models the ongoing evolution of a</text:span></text:p>
              <text:p text:style-name="P5"><text:span text:style-name="T3">// SR request from the viewpoint of the end-user, abstracting all the concrete</text:span></text:p>
              <text:p text:style-name="P5"><text:span text:style-name="T3">// operations that must be carried out, that will be handled by inner classes.</text:span></text:p>
              <text:p text:style-name="P5"><text:span text:style-name="T3"/></text:p>
              <text:p text:style-name="P5"><text:span text:style-name="T3"/></text:p>
              <text:p text:style-name="P5"><text:span text:style-name="T3">// This is the manager for speech recognition. It is a single instance in</text:span></text:p>
              <text:p text:style-name="P5"><text:span text:style-name="T3">// the browser process and can serve several requests. Each recognition request</text:span></text:p>
              <text:p text:style-name="P5"><text:span text:style-name="T3">// corresponds to a session, initiated via |CreateSession|.</text:span></text:p>
              <text:p text:style-name="P5"><text:span text:style-name="T3">//</text:span></text:p>
              <text:p text:style-name="P5"><text:span text:style-name="T3">// In any moment, the manager has a single session known as the primary session,</text:span></text:p>
              <text:p text:style-name="P5"><text:span text:style-name="T3">// |primary_session_id_|.</text:span></text:p>
              <text:p text:style-name="P5"><text:span text:style-name="T3">// This is the session that is capturing audio, waiting for user permission,</text:span></text:p>
              <text:p text:style-name="P5"><text:span text:style-name="T3">// etc. There may also be other, non-primary, sessions living in parallel that</text:span></text:p>
              <text:p text:style-name="P5"><text:span text:style-name="T3">// are waiting for results but not recording audio.</text:span></text:p>
              <text:p text:style-name="P5"><text:span text:style-name="T3">//</text:span></text:p>
              <text:p text:style-name="P5"><text:span text:style-name="T3">// The SpeechRecognitionManager has the following responsibilities:</text:span></text:p>
              <text:p text:style-name="P5"><text:span text:style-name="T3">// <text:s/>- Handles requests received from various render frames and makes sure only</text:span></text:p>
              <text:p text:style-name="P5"><text:span text:style-name="T3">// <text:s text:c="3"/>one of them accesses the audio device at any given time.</text:span></text:p>
              <text:p text:style-name="P5"><text:span text:style-name="T3">// <text:s/>- Handles the instantiation of SpeechRecognitionEngine objects when</text:span></text:p>
              <text:p text:style-name="P5"><text:span text:style-name="T3">// <text:s text:c="3"/>requested by SpeechRecognitionSessions.</text:span></text:p>
              <text:p text:style-name="P5"><text:span text:style-name="T3">// <text:s/>- Relays recognition results/status/error events of each session to the</text:span></text:p>
              <text:p text:style-name="P5"><text:span text:style-name="T3">// <text:s text:c="3"/>corresponding listener (demuxing on the base of their session_id).</text:span></text:p>
              <text:p text:style-name="P5"><text:span text:style-name="T3">// <text:s/>- Relays also recognition results/status/error events of every session to</text:span></text:p>
              <text:p text:style-name="P5"><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Glossary" table:style-name="ta1">
        <office:forms form:automatic-focus="false" form:apply-design-mode="false"/>
        <table:table-column table:style-name="co15" table:default-cell-style-name="ce122"/>
        <table:table-column table:style-name="co16" table:default-cell-style-name="ce127"/>
        <table:table-column table:style-name="co14" table:number-columns-repeated="62" table:default-cell-style-name="ce123"/>
        <table:table-row table:style-name="ro7">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2"/>
        </table:table-row>
        <table:table-row table:style-name="ro8">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2"/>
        </table:table-row>
        <table:table-row table:style-name="ro1">
          <table:table-cell office:value-type="string" calcext:value-type="string">
            <text:p>Viz</text:p>
          </table:table-cell>
          <table:table-cell office:value-type="string" calcext:value-type="string">
            <text:p>gpu,gles,ANGLE,コマンドバッファ、Mojo、ccなどをまとめたもの</text:p>
          </table:table-cell>
          <table:table-cell table:number-columns-repeated="62"/>
        </table:table-row>
        <table:table-row table:style-name="ro9">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6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2"/>
        </table:table-row>
        <table:table-row table:style-name="ro1">
          <table:table-cell office:value-type="string" calcext:value-type="string">
            <text:p>GLES</text:p>
          </table:table-cell>
          <table:table-cell office:value-type="string" calcext:value-type="string">
            <text:p>OpenGL-ES</text:p>
          </table:table-cell>
          <table:table-cell table:number-columns-repeated="62"/>
        </table:table-row>
        <table:table-row table:style-name="ro10">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2"/>
        </table:table-row>
        <table:table-row table:style-name="ro9">
          <table:table-cell office:value-type="string" calcext:value-type="string">
            <text:p>cc</text:p>
          </table:table-cell>
          <table:table-cell office:value-type="string" calcext:value-type="string">
            <text:p>Chrome Compositor、レンダーのコンポジットやグラフィックのコンポジットが終わったあとで、GPUに送るためのコンポジットをする</text:p>
          </table:table-cell>
          <table:table-cell table:number-columns-repeated="6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61"/>
        </table:table-row>
        <table:table-row table:style-name="ro8">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2"/>
        </table:table-row>
        <table:table-row table:style-name="ro11">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2"/>
        </table:table-row>
        <table:table-row table:style-name="ro12">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6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62"/>
        </table:table-row>
        <table:table-row table:style-name="ro13">
          <table:table-cell table:style-name="ce126" office:value-type="string" calcext:value-type="string">
            <text:p>MailboxHolder</text:p>
          </table:table-cell>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2"/>
        </table:table-row>
        <table:table-row table:style-name="ro14">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2"/>
        </table:table-row>
        <table:table-row table:style-name="ro8">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6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62"/>
        </table:table-row>
        <table:table-row table:style-name="ro1" table:number-rows-repeated="1048554">
          <table:table-cell table:number-columns-repeated="64"/>
        </table:table-row>
        <table:table-row table:style-name="ro1">
          <table:table-cell table:number-columns-repeated="64"/>
        </table:table-row>
      </table:table>
      <table:table table:name="gtest" table:style-name="ta1">
        <table:table-column table:style-name="co14" table:number-columns-repeated="2" table:default-cell-style-name="Default"/>
        <table:table-column table:style-name="co17" table:default-cell-style-name="Default"/>
        <table:table-row table:style-name="ro15">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6">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ase" table:style-name="ta1">
        <table:table-column table:style-name="co14" table:default-cell-style-name="ce121"/>
        <table:table-column table:style-name="co14" table:number-columns-repeated="3" table:default-cell-style-name="Default"/>
        <table:table-row table:style-name="ro17">
          <table:table-cell office:value-type="string" calcext:value-type="string" table:number-columns-spanned="4" table:number-rows-spanned="1">
            <text:p>dev2019 out\debug\base_unittests.sln</text:p>
          </table:table-cell>
          <table:covered-table-cell table:number-columns-repeated="3"/>
        </table:table-row>
      </table:table>
      <table:table table:name="hello_world" table:style-name="ta1">
        <office:forms form:automatic-focus="false" form:apply-design-mode="false"/>
        <table:table-column table:style-name="co18"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table table:name="Mojo" table:style-name="ta1">
        <office:forms form:automatic-focus="false" form:apply-design-mode="false"/>
        <table:table-column table:style-name="co19" table:default-cell-style-name="ce139"/>
        <table:table-column table:style-name="co20" table:default-cell-style-name="ce146"/>
        <table:table-column table:style-name="co21" table:default-cell-style-name="ce150"/>
        <table:table-column table:style-name="co14" table:number-columns-repeated="1021" table:default-cell-style-name="ce154"/>
        <table:table-row table:style-name="ro1">
          <table:table-cell table:style-name="ce135" office:value-type="string" calcext:value-type="string">
            <text:p>Core</text:p>
          </table:table-cell>
          <table:table-cell table:style-name="ce140" office:value-type="string" calcext:value-type="string">
            <text:p>handleのテーブルhandles_を持つ。これはhandleとDispatcherのペア、handleは１つづ増加する。</text:p>
          </table:table-cell>
          <table:table-cell table:number-columns-repeated="1022"/>
        </table:table-row>
        <table:table-row table:style-name="ro18">
          <table:table-cell table:style-name="ce135"/>
          <table:table-cell table:style-name="ce141" office:value-type="string" calcext:value-type="string">
            <text:p>AddDispatcher</text:p>
          </table:table-cell>
          <table:table-cell office:value-type="string" calcext:value-type="string">
            <text:p>handles_の<text:span text:style-name="T10">AddDispatcherを呼んで、Dispatcherを登録、handleを返す</text:span></text:p>
          </table:table-cell>
          <table:table-cell table:number-columns-repeated="1021"/>
        </table:table-row>
        <table:table-row table:style-name="ro1">
          <table:table-cell table:style-name="ce135"/>
          <table:table-cell table:style-name="ce142" office:value-type="string" calcext:value-type="string">
            <text:p>CreateInvitation</text:p>
          </table:table-cell>
          <table:table-cell table:style-name="ce151" office:value-type="string" calcext:value-type="string">
            <text:p>InvitationDispatcherを作成し、AddDispatcerを呼ぶ。InvitationDispatcherに対応したhandleを返す。</text:p>
          </table:table-cell>
          <table:table-cell table:number-columns-repeated="1021"/>
        </table:table-row>
        <table:table-row table:style-name="ro1">
          <table:table-cell table:style-name="ce135"/>
          <table:table-cell table:style-name="ce142" office:value-type="string" calcext:value-type="string">
            <text:p>CreatePartialMessagePipe</text:p>
          </table:table-cell>
          <table:table-cell table:style-name="ce151"/>
          <table:table-cell table:number-columns-repeated="1021"/>
        </table:table-row>
        <table:table-row table:style-name="ro1">
          <table:table-cell table:style-name="ce135"/>
          <table:table-cell table:style-name="ce143" office:value-type="string" calcext:value-type="string">
            <text:p>GetNodeController</text:p>
          </table:table-cell>
          <table:table-cell table:style-name="ce151" office:value-type="string" calcext:value-type="string">
            <text:p>唯一のNodeControllerを返す</text:p>
          </table:table-cell>
          <table:table-cell table:number-columns-repeated="1021"/>
        </table:table-row>
        <table:table-row table:style-name="ro1">
          <table:table-cell table:style-name="ce135"/>
          <table:table-cell table:style-name="ce142" office:value-type="string" calcext:value-type="string">
            <text:p>MojoAttachMessagePipeToInvitation</text:p>
          </table:table-cell>
          <table:table-cell table:style-name="ce152" office:value-type="string" calcext:value-type="string">
            <text:p>invitation_handleと名前からpipeを返す</text:p>
          </table:table-cell>
          <table:table-cell table:number-columns-repeated="1021"/>
        </table:table-row>
        <table:table-row table:style-name="ro19">
          <table:table-cell table:style-name="ce136" office:value-type="string" calcext:value-type="string">
            <text:p>Dispatcher</text:p>
          </table:table-cell>
          <table:table-cell table:style-name="ce144"/>
          <table:table-cell office:value-type="string" calcext:value-type="string">
            <text:p>// A |Dispatcher| implements Mojo core API calls that are associated with a</text:p>
            <text:p>// particular MojoHandle.</text:p>
            <text:p>//</text:p>
            <text:p>// Every MojoHandle in the system is an opaque reference to some implementation</text:p>
            <text:p>// of this class. See MessagePipeDispatcher, SharedBufferDispatcher,</text:p>
            <text:p>// DataPipeConsumerDispatcher, DataPipeProducerDispatcher, WatcherDispatcher</text:p>
            <text:p>// (which should really be renamed to TrapDispatcher now), and</text:p>
            <text:p>// InvitationDispatcher.</text:p>
          </table:table-cell>
          <table:table-cell table:number-columns-repeated="1021"/>
        </table:table-row>
        <table:table-row table:style-name="ro1">
          <table:table-cell table:style-name="ce136" office:value-type="string" calcext:value-type="string">
            <text:p>InvitationDispatcher</text:p>
          </table:table-cell>
          <table:table-cell table:style-name="ce144"/>
          <table:table-cell table:style-name="ce153" office:value-type="string" calcext:value-type="string">
            <text:p>Dispatcher派生＆実装、AttachMessagePipeを実装</text:p>
          </table:table-cell>
          <table:table-cell table:number-columns-repeated="1021"/>
        </table:table-row>
        <table:table-row table:style-name="ro1">
          <table:table-cell table:style-name="ce137" office:value-type="string" calcext:value-type="string">
            <text:p>MessagePipeDispatcher</text:p>
          </table:table-cell>
          <table:table-cell table:style-name="ce144"/>
          <table:table-cell table:style-name="ce153"/>
          <table:table-cell table:number-columns-repeated="1021"/>
        </table:table-row>
        <table:table-row table:style-name="ro1">
          <table:table-cell table:style-name="ce138" office:value-type="string" calcext:value-type="string">
            <text:p>MojoCreateInvitation</text:p>
          </table:table-cell>
          <table:table-cell table:style-name="ce145"/>
          <table:table-cell table:number-columns-repeated="1022"/>
        </table:table-row>
        <table:table-row table:style-name="ro1">
          <table:table-cell office:value-type="string" calcext:value-type="string">
            <text:p>MojoHandle</text:p>
          </table:table-cell>
          <table:table-cell/>
          <table:table-cell office:value-type="string" calcext:value-type="string">
            <text:p>ただのuint32</text:p>
          </table:table-cell>
          <table:table-cell table:number-columns-repeated="1021"/>
        </table:table-row>
        <table:table-row table:style-name="ro20">
          <table:table-cell office:value-type="string" calcext:value-type="string">
            <text:p>Node</text:p>
          </table:table-cell>
          <table:table-cell office:value-type="string" calcext:value-type="string">
            <text:p>// A Node maintains a collection of Ports (see port.h) indexed by unique 128-bit</text:p>
            <text:p>// addresses (names), performing routing and processing of events among the</text:p>
            <text:p>// Ports within the Node and to or from other Nodes in the system. Typically</text:p>
            <text:p>// (and practically, in all uses today) there is a single Node per system</text:p>
            <text:p>// process. Thus a Node boundary effectively models a process boundary.</text:p>
            <text:p>//</text:p>
            <text:p>PortNameとPortのマップports_を持つ</text:p>
            <text:p>// New Ports can be created uninitialized using CreateUninitializedPort (and</text:p>
            <text:p>// later initialized using InitializePort), or created in a fully initialized</text:p>
            <text:p>// state using CreatePortPair(). Initialized ports have exactly one conjugate</text:p>
            <text:p>// port which is the ultimate receiver of any user messages sent by that port.</text:p>
            <text:p>// See SendUserMessage().</text:p>
            <text:p>//</text:p>
            <text:p>// In addition to routing user message events, various control events are used</text:p>
            <text:p>// by Nodes to coordinate Port behavior and lifetime within and across Nodes.</text:p>
            <text:p>// See Event documentation for description of different types of events used by</text:p>
            <text:p>// a Node to coordinate behavior.</text:p>
          </table:table-cell>
          <table:table-cell table:number-columns-repeated="1022"/>
        </table:table-row>
        <table:table-row table:style-name="ro1">
          <table:table-cell/>
          <table:table-cell table:style-name="ce142" office:value-type="string" calcext:value-type="string">
            <text:p>CreatePortPair</text:p>
          </table:table-cell>
          <table:table-cell table:number-columns-repeated="1022"/>
        </table:table-row>
        <table:table-row table:style-name="ro1">
          <table:table-cell/>
          <table:table-cell table:style-name="ce142" office:value-type="string" calcext:value-type="string">
            <text:p>CreateUninitializedPort</text:p>
          </table:table-cell>
          <table:table-cell office:value-type="string" calcext:value-type="string">
            <text:p>Portに名前をつけてports_に登録</text:p>
          </table:table-cell>
          <table:table-cell table:number-columns-repeated="1021"/>
        </table:table-row>
        <table:table-row table:style-name="ro21">
          <table:table-cell/>
          <table:table-cell table:style-name="ce147" office:value-type="string" calcext:value-type="string">
            <text:p>InitializePort</text:p>
          </table:table-cell>
          <table:table-cell office:value-type="string" calcext:value-type="string">
            <text:p>引数に２つのポートを渡して結びつける。portのstateをkReceivingにする。<text:span text:style-name="T10">UpdatePortPeerAddressを呼ぶ</text:span></text:p>
          </table:table-cell>
          <table:table-cell table:number-columns-repeated="1021"/>
        </table:table-row>
        <table:table-row table:style-name="ro3">
          <table:table-cell/>
          <table:table-cell table:style-name="ce148" office:value-type="string" calcext:value-type="string">
            <text:p>PeerPortMap</text:p>
          </table:table-cell>
          <table:table-cell office:value-type="string" calcext:value-type="string">
            <text:p><text:span text:style-name="T10">  </text:span><text:span text:style-name="T11">// Maps a peer port name to a list of PortRefs for all local ports which have</text:span></text:p>
            <text:p><text:span text:style-name="T10">  </text:span><text:span text:style-name="T11">// the port name key designated as their peer port. The set of local ports</text:span></text:p>
            <text:p><text:span text:style-name="T10">  </text:span><text:span text:style-name="T11">// which have the same peer port is expected to always be relatively small and</text:span></text:p>
            <text:p><text:span text:style-name="T10">  </text:span><text:span text:style-name="T11">// usually 1. Hence we just use a flat_map of local PortRefs keyed on each</text:span></text:p>
            <text:p><text:span text:style-name="T10">  </text:span><text:span text:style-name="T11">// local port's name.</text:span></text:p>
            <text:p><text:span text:style-name="T11">Peerポートごとにローカルポートのマップを持つ</text:span></text:p>
          </table:table-cell>
          <table:table-cell table:number-columns-repeated="1021"/>
        </table:table-row>
        <table:table-row table:style-name="ro18">
          <table:table-cell/>
          <table:table-cell table:style-name="ce142" office:value-type="string" calcext:value-type="string">
            <text:p>peer_port_maps_</text:p>
          </table:table-cell>
          <table:table-cell office:value-type="string" calcext:value-type="string">
            <text:p>ノード名と<text:span text:style-name="T12">PeerPortMapのマップ</text:span></text:p>
          </table:table-cell>
          <table:table-cell table:number-columns-repeated="1021"/>
        </table:table-row>
        <table:table-row table:style-name="ro1">
          <table:table-cell/>
          <table:table-cell table:style-name="ce142" office:value-type="string" calcext:value-type="string">
            <text:p>RemoveFromPeerPortMap</text:p>
          </table:table-cell>
          <table:table-cell office:value-type="string" calcext:value-type="string">
            <text:p>port→peer_node_nameとport→peer_port_nameを設定して結びつける</text:p>
          </table:table-cell>
          <table:table-cell table:number-columns-repeated="1021"/>
        </table:table-row>
        <table:table-row table:style-name="ro1">
          <table:table-cell/>
          <table:table-cell table:style-name="ce142" office:value-type="string" calcext:value-type="string">
            <text:p>UpdatePortPeerAddress</text:p>
          </table:table-cell>
          <table:table-cell table:style-name="ce151" office:value-type="string" calcext:value-type="string">
            <text:p>peer_port_maps_を更新する</text:p>
          </table:table-cell>
          <table:table-cell table:number-columns-repeated="1021"/>
        </table:table-row>
        <table:table-row table:style-name="ro22">
          <table:table-cell office:value-type="string" calcext:value-type="string">
            <text:p>NodeController</text:p>
          </table:table-cell>
          <table:table-cell table:style-name="ce149" office:value-type="string" calcext:value-type="string">
            <text:p>// The owner of ports::Node which facilitates core EDK implementation. All</text:p>
            <text:p>// public interface methods are safe to call from any thread.</text:p>
            <text:p>名前とNodeとio_task_runner_を持つ</text:p>
          </table:table-cell>
          <table:table-cell table:number-columns-repeated="1022"/>
        </table:table-row>
        <table:table-row table:style-name="ro1">
          <table:table-cell office:value-type="string" calcext:value-type="string">
            <text:p>PortRef</text:p>
          </table:table-cell>
          <table:table-cell table:style-name="ce149" office:value-type="string" calcext:value-type="string">
            <text:p>// public interface methods are safe to call from any thread. </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F" svg:font-family="" style:font-family-generic="roman"/>
    <style:font-face style:name="Liberation Mono" svg:font-family="'Liberation Mono', 'Courier New'" style:font-family-generic="modern" style:font-pitch="fixed"/>
    <style:font-face style:name="MS Gothic" svg:font-family="'MS Gothic'"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0 0 200 200" svg:d="M200 100c0 18-5 35-13 50-9 15-22 28-37 37-15 8-32 13-50 13s-35-5-50-13c-15-9-28-22-37-37-8-15-13-32-13-50s5-35 13-50c9-15 22-28 37-37 15-8 32-13 50-13s35 5 50 13c15 9 28 22 37 37 8 15 13 32 13 50z"/>
    <draw:marker draw:name="Arrowheads_20_17" draw:display-name="Arrowheads 17" svg:viewBox="0 0 200 200" svg:d="M200 100c0 18-5 35-13 50-9 15-22 28-37 37-15 8-32 13-50 13s-35-5-50-13c-15-9-28-22-37-37-8-15-13-32-13-50s5-35 13-50c9-15 22-28 37-37 15-8 32-13 50-13s35 5 50 13c15 9 28 22 37 37 8 15 13 32 13 50z"/>
    <draw:marker draw:name="Arrowheads_20_18" draw:display-name="Arrowheads 18" svg:viewBox="-100 -100 200 200" svg:d="M100 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7">00/00/0000</text:date>, <text:time style:data-style-name="N2" text:time-value="14:33:17.0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4T12:06:09.60</meta:creation-date>
    <dc:date>2019-09-27T23:07:24.230000000</dc:date>
    <meta:editing-duration>P3DT12H8M42S</meta:editing-duration>
    <meta:editing-cycles>21</meta:editing-cycles>
    <meta:generator>LibreOffice/6.3.1.2$Windows_X86_64 LibreOffice_project/b79626edf0065ac373bd1df5c28bd630b4424273</meta:generator>
    <meta:document-statistic meta:table-count="6" meta:cell-count="308" meta:object-count="0"/>
  </office:meta>
</office:document-meta>
</file>